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officeooo:paragraph-rsid="000b4fc2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/>
      <style:text-properties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font-size="8pt" fo:font-style="italic" fo:font-weight="bold" style:font-size-asian="8pt" style:font-style-asian="italic" style:font-weight-asian="bold" style:font-size-complex="8pt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Standard" style:master-page-name="Standard">
      <style:paragraph-properties fo:margin-top="0in" fo:margin-bottom="0in" style:contextual-spacing="false" fo:text-align="center" style:justify-single-word="false" style:page-number="auto"/>
      <style:text-properties fo:font-size="8pt" style:text-underline-style="solid" style:text-underline-width="auto" style:text-underline-color="font-color" fo:font-weight="bold" officeooo:paragraph-rsid="000b4fc2" fo:background-color="#ff8000" style:font-size-asian="8pt" style:font-weight-asian="bold" style:font-size-complex="8pt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fo:font-size="8pt" style:text-underline-style="solid" style:text-underline-width="auto" style:text-underline-color="font-color" fo:font-weight="bold" officeooo:paragraph-rsid="000b4fc2" fo:background-color="#ff8000" style:font-size-asian="8pt" style:font-weight-asian="bold" style:font-size-complex="8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font-size="8pt" style:text-underline-style="solid" style:text-underline-width="auto" style:text-underline-color="font-color" fo:font-weight="bold" officeooo:paragraph-rsid="0012593d" fo:background-color="#bf819e" style:font-size-asian="8pt" style:font-weight-asian="bold" style:font-size-complex="8pt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fo:font-size="8pt" fo:font-style="italic" fo:font-weight="bold" style:font-size-asian="8pt" style:font-style-asian="italic" style:font-weight-asian="bold" style:font-size-complex="8pt"/>
    </style:style>
    <style:style style:name="P10" style:family="paragraph" style:parent-style-name="Standard">
      <loext:graphic-properties draw:fill="solid" draw:fill-color="#ffffff"/>
      <style:paragraph-properties fo:background-color="#ffffff"/>
      <style:text-properties fo:font-size="8pt" fo:font-style="italic" fo:font-weight="bold" style:font-size-asian="8pt" style:font-style-asian="italic" style:font-weight-asian="bold" style:font-size-complex="8pt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fo:font-size="8pt" fo:font-style="italic" style:font-size-asian="8pt" style:font-style-asian="italic" style:font-size-complex="8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font-size="8pt" style:font-size-asian="8pt" style:font-size-complex="8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font-size="8pt" fo:font-weight="bold" style:font-size-asian="8pt" style:font-weight-asian="bold" style:font-size-complex="8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fo:font-size="10pt" style:text-underline-style="solid" style:text-underline-width="auto" style:text-underline-color="font-color" fo:font-weight="bold" officeooo:rsid="000c5d26" officeooo:paragraph-rsid="000c5d26" fo:background-color="#ff4000" style:font-size-asian="10pt" style:font-weight-asian="bold" style:font-size-complex="10pt" style:font-weight-complex="bold"/>
    </style:style>
    <style:style style:name="P15" style:family="paragraph" style:parent-style-name="Standard">
      <loext:graphic-properties draw:fill="solid" draw:fill-color="#ffffff"/>
      <style:paragraph-properties fo:background-color="#ffffff"/>
      <style:text-properties fo:color="#212121" loext:opacity="100%" style:font-name="Arial" fo:font-size="8pt" style:font-name-asian="Times New Roman" style:font-size-asian="8pt" style:language-asian="es" style:country-asian="ES" style:font-name-complex="Arial1" style:font-size-complex="8pt"/>
    </style:style>
    <style:style style:name="T1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2" style:family="text">
      <style:text-properties fo:font-size="8pt" style:text-underline-style="solid" style:text-underline-width="auto" style:text-underline-color="font-color" fo:font-weight="bold" officeooo:rsid="000b4fc2" style:font-size-asian="8pt" style:font-weight-asian="bold" style:font-size-complex="8pt"/>
    </style:style>
    <style:style style:name="T3" style:family="text">
      <style:text-properties fo:font-size="8pt" style:text-underline-style="solid" style:text-underline-width="auto" style:text-underline-color="font-color" fo:font-weight="bold" fo:background-color="#ff8000" loext:char-shading-value="0" style:font-size-asian="8pt" style:font-weight-asian="bold" style:font-size-complex="8pt"/>
    </style:style>
    <style:style style:name="T4" style:family="text">
      <style:text-properties fo:font-size="8pt" style:text-underline-style="solid" style:text-underline-width="auto" style:text-underline-color="font-color" fo:font-weight="bold" officeooo:rsid="000b4fc2" fo:background-color="#ff8000" loext:char-shading-value="0" style:font-size-asian="8pt" style:font-weight-asian="bold" style:font-size-complex="8pt"/>
    </style:style>
    <style:style style:name="T5" style:family="text">
      <style:text-properties fo:font-size="8pt" style:text-underline-style="solid" style:text-underline-width="auto" style:text-underline-color="font-color" fo:font-weight="bold" fo:background-color="#ff8000" loext:char-shading-value="0" style:font-size-asian="8pt" style:font-weight-asian="bold" style:font-size-complex="8pt"/>
    </style:style>
    <style:style style:name="T6" style:family="text">
      <style:text-properties fo:font-size="8pt" style:text-underline-style="solid" style:text-underline-width="auto" style:text-underline-color="font-color" fo:font-weight="bold" fo:background-color="#bf819e" loext:char-shading-value="0" style:font-size-asian="8pt" style:font-weight-asian="bold" style:font-size-complex="8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style="italic" fo:font-weight="bold" style:font-size-asian="8pt" style:font-style-asian="italic" style:font-weight-asian="bold" style:font-size-complex="8pt"/>
    </style:style>
    <style:style style:name="T9" style:family="text">
      <style:text-properties fo:font-size="8pt" fo:font-style="italic" fo:font-weight="bold" fo:background-color="#bbe33d" loext:char-shading-value="0" style:font-size-asian="8pt" style:font-style-asian="italic" style:font-weight-asian="bold" style:font-size-complex="8pt"/>
    </style:style>
    <style:style style:name="T10" style:family="text">
      <style:text-properties fo:font-size="8pt" fo:font-style="italic" fo:font-weight="bold" fo:background-color="#bbe33d" loext:char-shading-value="0" style:font-size-asian="8pt" style:font-style-asian="italic" style:font-weight-asian="bold" style:font-size-complex="8pt"/>
    </style:style>
    <style:style style:name="T11" style:family="text">
      <style:text-properties fo:font-size="8pt" fo:font-style="italic" fo:font-weight="bold" fo:background-color="#8e86ae" loext:char-shading-value="0" style:font-size-asian="8pt" style:font-style-asian="italic" style:font-weight-asian="bold" style:font-size-complex="8pt"/>
    </style:style>
    <style:style style:name="T12" style:family="text">
      <style:text-properties fo:font-size="8pt" fo:font-style="italic" fo:font-weight="bold" fo:background-color="#8e86ae" loext:char-shading-value="0" style:font-size-asian="8pt" style:font-style-asian="italic" style:font-weight-asian="bold" style:font-size-complex="8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fo:font-size="8pt" fo:font-weight="bold" style:font-size-asian="8pt" style:font-weight-asian="bold" style:font-size-complex="8pt"/>
    </style:style>
    <style:style style:name="T15" style:family="text">
      <style:text-properties fo:font-size="8pt" fo:font-weight="bold" fo:background-color="#ff8000" loext:char-shading-value="0" style:font-size-asian="8pt" style:font-weight-asian="bold" style:font-size-complex="8pt"/>
    </style:style>
    <style:style style:name="T16" style:family="text">
      <style:text-properties fo:font-size="8pt" fo:font-weight="bold" fo:background-color="#bf819e" loext:char-shading-value="0" style:font-size-asian="8pt" style:font-weight-asian="bold" style:font-size-complex="8pt"/>
    </style:style>
    <style:style style:name="T17" style:family="text">
      <style:text-properties fo:font-size="8pt" fo:font-weight="bold" fo:background-color="#bf819e" loext:char-shading-value="0" style:font-size-asian="8pt" style:font-weight-asian="bold" style:font-size-complex="8pt"/>
    </style:style>
    <style:style style:name="T18" style:family="text">
      <style:text-properties fo:color="#212121" loext:opacity="100%" style:font-name="Arial" fo:font-size="8pt" style:font-size-asian="8pt" style:font-name-complex="Arial1" style:font-size-complex="8pt"/>
    </style:style>
    <style:style style:name="T19" style:family="text">
      <style:text-properties fo:color="#212121" loext:opacity="100%" style:font-name="Arial" fo:font-size="8pt" fo:font-style="italic" fo:font-weight="bold" style:font-name-asian="Times New Roman" style:font-size-asian="8pt" style:language-asian="es" style:country-asian="ES" style:font-style-asian="italic" style:font-weight-asian="bold" style:font-name-complex="Arial1" style:font-size-complex="8pt"/>
    </style:style>
    <style:style style:name="T20" style:family="text">
      <style:text-properties fo:color="#212121" loext:opacity="100%" style:font-name="Arial" fo:font-size="8pt" style:font-name-asian="Times New Roman" style:font-size-asian="8pt" style:language-asian="es" style:country-asian="ES" style:font-name-complex="Arial1" style:font-size-complex="8pt"/>
    </style:style>
    <style:style style:name="T21" style:family="text">
      <style:text-properties fo:color="#212121" loext:opacity="100%" style:font-name="Arial" fo:font-size="8pt" fo:font-weight="bold" style:font-name-asian="Times New Roman" style:font-size-asian="8pt" style:language-asian="es" style:country-asian="ES" style:font-weight-asian="bold" style:font-name-complex="Arial1" style:font-size-complex="8pt"/>
    </style:style>
    <style:style style:name="T22" style:family="text">
      <style:text-properties fo:color="#00a933" loext:opacity="100%"/>
    </style:style>
    <style:style style:name="T23" style:family="text">
      <style:text-properties fo:color="#00a933" loext:opacity="100%" fo:font-size="8pt" fo:font-style="italic" fo:font-weight="bold" style:font-size-asian="8pt" style:font-style-asian="italic" style:font-weight-asian="bold" style:font-size-complex="8pt"/>
    </style:style>
    <style:style style:name="T24" style:family="text">
      <style:text-properties fo:color="#00a933" loext:opacity="100%" style:font-name="Arial" fo:font-size="8pt" fo:font-style="italic" fo:font-weight="bold" style:font-name-asian="Times New Roman" style:font-size-asian="8pt" style:language-asian="es" style:country-asian="ES" style:font-style-asian="italic" style:font-weight-asian="bold" style:font-name-complex="Arial1" style:font-size-complex="8pt"/>
    </style:style>
    <style:style style:name="T25" style:family="text">
      <style:text-properties fo:color="#5983b0" loext:opacity="100%"/>
    </style:style>
    <style:style style:name="T26" style:family="text">
      <style:text-properties fo:color="#5983b0" loext:opacity="100%" style:font-name="Arial" fo:font-size="8pt" style:font-name-asian="Times New Roman" style:font-size-asian="8pt" style:language-asian="es" style:country-asian="ES" style:font-name-complex="Arial1" style:font-size-complex="8pt"/>
    </style:style>
    <style:style style:name="T27" style:family="text">
      <style:text-properties fo:color="#5983b0" loext:opacity="100%" style:font-name="Arial" fo:font-size="8pt" fo:font-weight="bold" style:font-name-asian="Times New Roman" style:font-size-asian="8pt" style:language-asian="es" style:country-asian="ES" style:font-weight-asian="bold" style:font-name-complex="Arial1" style:font-size-complex="8pt"/>
    </style:style>
    <style:style style:name="T28" style:family="text">
      <style:text-properties fo:background-color="#bbe33d" loext:char-shading-value="0"/>
    </style:style>
    <style:style style:name="T29" style:family="text">
      <style:text-properties fo:background-color="#bbe33d" loext:char-shading-value="0"/>
    </style:style>
    <style:style style:name="T30" style:family="text">
      <style:text-properties fo:background-color="#8e86ae" loext:char-shading-value="0"/>
    </style:style>
    <style:style style:name="T31" style:family="text">
      <style:text-properties fo:background-color="#8e86ae" loext:char-shading-value="0"/>
    </style:style>
    <style:style style:name="T32" style:family="text">
      <style:text-properties fo:background-color="#bf819e" loext:char-shading-value="0"/>
    </style:style>
    <style:style style:name="T33" style:family="text">
      <style:text-properties fo:background-color="#bf819e" loext:char-shading-value="0"/>
    </style:style>
    <style:style style:name="T34" style:family="text">
      <style:text-properties fo:color="#ea75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14">Gregorio Molina Cepeda Osuna Perez &gt;&lt;Teresa Prous Diaz Valbona López</text:p>
      <text:p text:style-name="P7"/>
      <text:p text:style-name="P7"/>
      <text:p text:style-name="P7"/>
      <text:p text:style-name="P2"><text:span text:style-name="T3">Teresa Molina Prous </text:span><text:span text:style-name="T4">&gt;</text:span><text:span text:style-name="T2">&lt; </text:span><text:span text:style-name="T1">Gregorio Molina Cepeda &gt;</text:span></text:p>
      <text:p text:style-name="P3"/>
      <text:p text:style-name="P5"><text:span text:style-name="T7"><text:s/></text:span><text:span text:style-name="T3">Teresa Molina Prous &gt;</text:span><text:span text:style-name="T1">&lt; Miguel Zaragoza García-Vaquero</text:span></text:p>
      <text:p text:style-name="P4"><text:s/>1.-<text:span text:style-name="T29"> Miguel Ángel Zaragoza Molina</text:span>&gt;&lt;Gabriele Dörr </text:p>
      <text:p text:style-name="P12"><text:s text:c="9"/>Katrin Zaragoza Dörr&gt;&lt; Alex Gual Coca................................ <text:s/>Ara - Erik</text:p>
      <text:p text:style-name="P12"><text:s text:c="9"/>Isabel Zaragoza Dörr &gt;&lt; Javier Gorospe............................. <text:s text:c="4"/>Matilde- Lucia </text:p>
      <text:p text:style-name="P5"><text:span text:style-name="T14">1</text:span><text:span text:style-name="T8">.- </text:span><text:span text:style-name="T10">Miguel Ángel Zaragoza Molina</text:span><text:span text:style-name="T8">&gt;&lt;Juana Alamo Guijarro</text:span></text:p>
      <text:p text:style-name="P5"><text:span text:style-name="T14">2.- </text:span><text:span text:style-name="T10">Jesús Zaragoza Molina </text:span><text:span text:style-name="T8">&gt;&lt; María Teresa García Alcala</text:span></text:p>
      <text:p text:style-name="P5"><text:span text:style-name="T14"><text:s text:c="7"/></text:span><text:span text:style-name="T7">Noemi Zaragoza García&lt;&gt; Javier Ruiz.............................Mencia</text:span></text:p>
      <text:p text:style-name="P12"><text:s text:c="7"/>Sara Zaragoza García&gt;&lt; <text:s/>Emilio Teresa............................. Nora- Telma</text:p>
      <text:p text:style-name="P12"><text:s text:c="7"/>Ana Zaragoza García. <text:s/></text:p>
      <text:p text:style-name="P5"><text:span text:style-name="T14">3</text:span><text:span text:style-name="T8">.-</text:span><text:span text:style-name="T10">Maria Teresa Zaragoza Molina</text:span><text:span text:style-name="T8">&gt;&lt; Pedro de la Rosa Diez de Ulzurrun</text:span></text:p>
      <text:p text:style-name="P12"><text:s text:c="6"/>Marta de la Rosa Zaragoza</text:p>
      <text:p text:style-name="P12"><text:s text:c="6"/>Pedro de la Rosa Zaragoza&gt;&lt; <text:s/>María Martínez del Peral Mayor..</text:p>
      <text:p text:style-name="P12"><text:s text:c="6"/>Cristina de la Rosa Zaragoza</text:p>
      <text:p text:style-name="P12"><text:s text:c="6"/>Helena de la Rosa Zaragoza</text:p>
      <text:p text:style-name="P5"><text:span text:style-name="T14">4.-</text:span><text:span text:style-name="T10">Carmen Zaragoza Molina</text:span><text:span text:style-name="T8">&gt;&lt; Juan Manuel Jiménez</text:span><text:span text:style-name="T1">- <text:s text:c="4"/>Camen+</text:span></text:p>
      <text:p text:style-name="P12"><text:s text:c="5"/>Carmen Jiménez Zaragoza &gt;&lt; Carlos.................................... <text:s/>Carlos</text:p>
      <text:p text:style-name="P12"><text:s text:c="5"/>Miguel <text:s/>Jiménez Zaragoza &gt;&lt; Patricia <text:s/>Merino Molinero ........ Aitana</text:p>
      <text:p text:style-name="P5"><text:span text:style-name="T14">5.-</text:span><text:span text:style-name="T10">Inmaculada Zaragoza Molina</text:span></text:p>
      <text:p text:style-name="P5"><text:span text:style-name="T15">Antonio Molina Prous</text:span><text:span text:style-name="T14"> .,sin descendencia</text:span></text:p>
      <text:p text:style-name="P5"><text:span text:style-name="T3">Ramón Molina Prous&gt;</text:span><text:span text:style-name="T1">&lt; Patrocinio Santiago Molina</text:span></text:p>
      <text:p text:style-name="P5"><text:span text:style-name="T14"><text:s/>1</text:span><text:span text:style-name="T13"> <text:s/></text:span><text:span text:style-name="T12">Monserrat Molina Santiago</text:span><text:span text:style-name="T8">&gt;&gt; <text:s text:c="2"/>Fernando Ortiz García</text:span></text:p>
      <text:p text:style-name="P5"><text:span text:style-name="T13"><text:s/>2.-</text:span><text:span text:style-name="T12">Arturo Molina Santiago</text:span><text:span text:style-name="T8">&lt;Cristina Sepulveda Nieto <text:s/></text:span></text:p>
      <text:p text:style-name="P12"><text:s text:c="4"/>Laura Molina Sepulveda</text:p>
      <text:p text:style-name="P4">3.-<text:span text:style-name="T31">Ramón Molina Santiago</text:span>&gt;&lt; Isabel López Gutiérrez</text:p>
      <text:p text:style-name="P5"><text:span text:style-name="T8"><text:s text:c="6"/></text:span><text:span text:style-name="T13">Ramón Molina López</text:span></text:p>
      <text:p text:style-name="P11"><text:s text:c="5"/>Cristina Molina López</text:p>
      <text:p text:style-name="P4">4.-<text:span text:style-name="T31">Dolores Molina Santiago</text:span>&gt;&lt;Juan José Rodríguez Oliveros</text:p>
      <text:p text:style-name="P5"><text:span text:style-name="T14"><text:s text:c="5"/></text:span><text:span text:style-name="T7">Arturo Rodríguez Molina</text:span></text:p>
      <text:p text:style-name="P12"><text:s text:c="5"/>Javier Rodríguez Molina</text:p>
      <text:p text:style-name="P4">5.- <text:span text:style-name="T31">José María Molina Santiago</text:span>&gt;&lt; Pilar Díaz Gómez</text:p>
      <text:p text:style-name="P5"><text:span text:style-name="T14"><text:s text:c="5"/></text:span><text:span text:style-name="T7">Irene Molina Díaz</text:span></text:p>
      <text:p text:style-name="P12"><text:s text:c="5"/>Gonzalo Molina Díaz</text:p>
      <text:p text:style-name="P4">6.--<text:span text:style-name="T31">Carmen Molina Santiago</text:span></text:p>
      <text:p text:style-name="P4">7.-<text:span text:style-name="T31">Juan Carlos Molina Santiago</text:span></text:p>
      <text:p text:style-name="P5"><text:span text:style-name="T8">8.-</text:span><text:span text:style-name="T12">Julio Molina Santiago</text:span><text:span text:style-name="T8">&gt;&lt; Mari Carmen Flores <text:s/></text:span><text:span text:style-name="T1">Julio +</text:span></text:p>
      <text:p text:style-name="P5"><text:span text:style-name="T8"><text:s text:c="6"/></text:span><text:span text:style-name="T7">María Molina Flores <text:s text:c="49"/></text:span></text:p>
      <text:p text:style-name="P5"><text:span text:style-name="T1"><text:s/></text:span><text:span text:style-name="T3"><text:s/>Angel Molina Prous&gt;</text:span><text:span text:style-name="T1">&lt; Leonor Gómez Molero</text:span></text:p>
      <text:p text:style-name="P5"><text:span text:style-name="T14">1.- </text:span><text:span text:style-name="T23">Ángel Molina Gómez&gt;</text:span><text:span text:style-name="T8">&lt; <text:s/>Cristina Nuñez de Cela Cortes</text:span></text:p>
      <text:p text:style-name="P12"><text:s text:c="6"/>Carmen Molina Nuñez de Cela&gt;&lt; Joaquín Kuperman <text:s text:c="4"/>........ <text:s/>Mateo y Simón</text:p>
      <text:p text:style-name="P12"><text:s text:c="6"/>Miguel Molina Nuñez de Cela</text:p>
      <text:p text:style-name="P12"><text:s text:c="6"/>Elvira Molina Nuñez de Cela</text:p>
      <text:p text:style-name="P1"><text:span text:style-name="T8">2.-</text:span><text:span text:style-name="T18"> </text:span><text:span text:style-name="T24">Leonor Molina Gómez &gt;</text:span><text:span text:style-name="T19">&lt; Daniel Ángel Fernández Álvarez</text:span><text:span text:style-name="T20"> <text:s/>18.12.1953 de Ponferrada.  </text:span></text:p>
      <text:p text:style-name="P15"><text:s text:c="6"/><text:span text:style-name="T25">María Inmaculada Fernández Molina</text:span> &gt;&gt; Wolfi <text:s/>Aipperspach , Germany <text:s/>nacido en Friburgo.</text:p>
      <text:p text:style-name="P15"><text:s text:c="11"/>Lukas Valentin, Aipperspach Fernández  12/2020</text:p>
      <text:p text:style-name="P1"><text:span text:style-name="T20"><text:s text:c="6"/></text:span><text:span text:style-name="T26">Lucía Fernández Molina</text:span><text:span text:style-name="T27">.</text:span><text:span text:style-name="T21">&gt;06.03.2021</text:span><text:span text:style-name="T20">&lt; <text:s/>SVEN KALINDA nacido en Inglaterra. </text:span></text:p>
      <text:p text:style-name="P10">3.-<text:span text:style-name="T22">Lope Molina Gómez</text:span> </text:p>
      <text:p text:style-name="P10">4.-<text:span text:style-name="T22">Raquel Molina Gómez&gt;</text:span>&lt; <text:s text:c="2"/>Antonio Agua García</text:p>
      <text:p text:style-name="P5"><text:span text:style-name="T8">5.-</text:span><text:span text:style-name="T23">Ernesto Molina Gómez</text:span><text:span text:style-name="T8"> <text:s text:c="33"/></text:span><text:span text:style-name="T1">Ernesto+</text:span></text:p>
      <text:p text:style-name="P4">6.- <text:span text:style-name="T22">Gustavo Molina Gómez</text:span></text:p>
      <text:p text:style-name="P4"/>
      <text:p text:style-name="P5"><text:span text:style-name="T3">José Molina Prous&gt;</text:span><text:span text:style-name="T1">&lt; María Justel <text:s/>?</text:span></text:p>
      <text:p text:style-name="P4"><text:span text:style-name="T33">1.-María Teresa Molina Justel</text:span>&gt;&lt;Felipe Rubio ....?</text:p>
      <text:p text:style-name="P12"><text:s/>Felipe Rubio Molina&gt;&lt;Alicia---- ? Zaragoza </text:p>
      <text:p text:style-name="P12"><text:s/>Tomás Rubio Molina&gt;&lt; Susana</text:p>
      <text:p text:style-name="P4"/>
      <text:p text:style-name="P4"><text:span text:style-name="T33">2.-José Manuel Molina Justel</text:span>&gt;&lt; Conchi García</text:p>
      <text:p text:style-name="P4">Sonia&gt;&lt;Hugo</text:p>
      <text:p text:style-name="P4">Alba <text:s/></text:p>
      <text:p text:style-name="P4"><text:span text:style-name="T33">3.-Javier Molina Justel </text:span>&gt;&lt; Dolores Irala Novillo</text:p>
      <text:p text:style-name="P12">Oscar Molina Irala</text:p>
      <text:p text:style-name="P12">Elsa Molina Irala</text:p>
      <text:p text:style-name="P5"><text:span text:style-name="T17">4.-Jesús Molina Justel</text:span><text:span text:style-name="T14">&gt;&lt;</text:span><text:span text:style-name="T7"> Gemma Lozano </text:span></text:p>
      <text:p text:style-name="P12"><text:soft-page-break/><text:s text:c="4"/>Jesús</text:p>
      <text:p text:style-name="P12"><text:s text:c="4"/>Carmen</text:p>
      <text:p text:style-name="Standard"><text:span text:style-name="T5">José Molina Prous &gt;</text:span><text:span text:style-name="T1">&lt; Pilar Maroto <text:s text:c="13"/>...…</text:span></text:p>
      <text:p text:style-name="P8">5.- <text:s text:c="2"/>Antonio Molina Maroto</text:p>
      <text:p text:style-name="P13"><text:s text:c="210"/></text:p>
      <text:p text:style-name="P13"><text:s text:c="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guel</meta:initial-creator>
    <meta:editing-cycles>27</meta:editing-cycles>
    <meta:creation-date>2020-04-23T17:00:00</meta:creation-date>
    <dc:date>2023-08-30T22:27:23.422563615</dc:date>
    <meta:editing-duration>PT2H50M43S</meta:editing-duration>
    <meta:generator>LibreOffice/7.3.7.2$Linux_X86_64 LibreOffice_project/30$Build-2</meta:generator>
    <meta:document-statistic meta:table-count="0" meta:image-count="0" meta:object-count="0" meta:page-count="2" meta:paragraph-count="68" meta:word-count="373" meta:character-count="3265" meta:non-whitespace-character-count="241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